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blo García - Big Data Engineer. Enfoque en procesamiento en tiempo real. Dominio de Spark, Python y Kafka. Experiencia en la nube de Azure con Databricks y Synapse. Creación de pipelines complejos con Airflow. Uso diario de SQL para modelado de datos y Docker para microservici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23:02.000903128</meta:creation-date>
    <dc:date>2026-04-08T12:27:10.509228562</dc:date>
    <meta:editing-duration>PT4M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6" meta:character-count="282" meta:non-whitespace-character-count="237"/>
  </office:meta>
</office:document-meta>
</file>